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FFF200"/>
    </style:style>
    <style:style style:name="ce4" style:family="table-cell" style:parent-style-name="Default" style:data-style-name="N30">
      <style:table-cell-properties fo:background-color="#FFF200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6.82625cm"/>
    </style:style>
    <style:style style:name="co12" style:family="table-column">
      <style:table-column-properties fo:break-before="auto" style:column-width="4.445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5.476875cm"/>
    </style:style>
    <style:style style:name="co15" style:family="table-column">
      <style:table-column-properties fo:break-before="auto" style:column-width="4.4714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ANJ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90 Mediodía 12:00 <text:s/>a 15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2];[.D2];[.E2])" table:style-name="ce1">
            <text:p>2021-11-19 12:00:00</text:p>
          </table:table-cell>
          <table:table-cell office:value-type="string" office:string-value="2021-11-19 15:00:00" table:formula="of:=COM.MICROSOFT.CONCAT([.C2];[.D2];[.F2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3];[.D3];[.E3])" table:style-name="ce1">
            <text:p>2021-11-20 12:00:00</text:p>
          </table:table-cell>
          <table:table-cell office:value-type="string" office:string-value="2021-11-20 15:00:00" table:formula="of:=COM.MICROSOFT.CONCAT([.C3];[.D3];[.F3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4];[.D4];[.E4])" table:style-name="ce1">
            <text:p>2021-11-21 12:00:00</text:p>
          </table:table-cell>
          <table:table-cell office:value-type="string" office:string-value="2021-11-21 15:00:00" table:formula="of:=COM.MICROSOFT.CONCAT([.C4];[.D4];[.F4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5];[.D5];[.E5])" table:style-name="ce1">
            <text:p>2021-11-22 12:00:00</text:p>
          </table:table-cell>
          <table:table-cell office:value-type="string" office:string-value="2021-11-22 15:00:00" table:formula="of:=COM.MICROSOFT.CONCAT([.C5];[.D5];[.F5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6];[.D6];[.E6])" table:style-name="ce1">
            <text:p>2021-11-23 12:00:00</text:p>
          </table:table-cell>
          <table:table-cell office:value-type="string" office:string-value="2021-11-23 15:00:00" table:formula="of:=COM.MICROSOFT.CONCAT([.C6];[.D6];[.F6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7];[.D7];[.E7])" table:style-name="ce1">
            <text:p>2021-11-24 12:00:00</text:p>
          </table:table-cell>
          <table:table-cell office:value-type="string" office:string-value="2021-11-24 15:00:00" table:formula="of:=COM.MICROSOFT.CONCAT([.C7];[.D7];[.F7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8];[.D8];[.E8])" table:style-name="ce1">
            <text:p>2021-11-25 12:00:00</text:p>
          </table:table-cell>
          <table:table-cell office:value-type="string" office:string-value="2021-11-25 15:00:00" table:formula="of:=COM.MICROSOFT.CONCAT([.C8];[.D8];[.F8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:00 <text:s/>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9];[.D9];[.E9])" table:style-name="ce1">
            <text:p>2021-11-19 12:00:00</text:p>
          </table:table-cell>
          <table:table-cell office:value-type="string" office:string-value="2021-11-19 15:00:00" table:formula="of:=COM.MICROSOFT.CONCAT([.C9];[.D9];[.F9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10];[.D10];[.E10])" table:style-name="ce1">
            <text:p>2021-11-20 12:00:00</text:p>
          </table:table-cell>
          <table:table-cell office:value-type="string" office:string-value="2021-11-20 15:00:00" table:formula="of:=COM.MICROSOFT.CONCAT([.C10];[.D10];[.F10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11];[.D11];[.E11])" table:style-name="ce1">
            <text:p>2021-11-21 12:00:00</text:p>
          </table:table-cell>
          <table:table-cell office:value-type="string" office:string-value="2021-11-21 15:00:00" table:formula="of:=COM.MICROSOFT.CONCAT([.C11];[.D11];[.F11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12];[.D12];[.E12])" table:style-name="ce1">
            <text:p>2021-11-22 12:00:00</text:p>
          </table:table-cell>
          <table:table-cell office:value-type="string" office:string-value="2021-11-22 15:00:00" table:formula="of:=COM.MICROSOFT.CONCAT([.C12];[.D12];[.F12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13];[.D13];[.E13])" table:style-name="ce1">
            <text:p>2021-11-23 12:00:00</text:p>
          </table:table-cell>
          <table:table-cell office:value-type="string" office:string-value="2021-11-23 15:00:00" table:formula="of:=COM.MICROSOFT.CONCAT([.C13];[.D13];[.F13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14];[.D14];[.E14])" table:style-name="ce1">
            <text:p>2021-11-24 12:00:00</text:p>
          </table:table-cell>
          <table:table-cell office:value-type="string" office:string-value="2021-11-24 15:00:00" table:formula="of:=COM.MICROSOFT.CONCAT([.C14];[.D14];[.F14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15];[.D15];[.E15])" table:style-name="ce1">
            <text:p>2021-11-25 12:00:00</text:p>
          </table:table-cell>
          <table:table-cell office:value-type="string" office:string-value="2021-11-25 15:00:00" table:formula="of:=COM.MICROSOFT.CONCAT([.C15];[.D15];[.F15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00 <text:s/>a 14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19 12:00:00" table:formula="of:=COM.MICROSOFT.CONCAT([.C16];[.D16];[.E16])" table:style-name="ce1">
            <text:p>2021-11-19 12:00:00</text:p>
          </table:table-cell>
          <table:table-cell office:value-type="string" office:string-value="2021-11-19 14:00:00" table:formula="of:=COM.MICROSOFT.CONCAT([.C16];[.D16];[.F16])" table:style-name="ce1">
            <text:p>2021-11-19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0 12:00:00" table:formula="of:=COM.MICROSOFT.CONCAT([.C17];[.D17];[.E17])" table:style-name="ce1">
            <text:p>2021-11-20 12:00:00</text:p>
          </table:table-cell>
          <table:table-cell office:value-type="string" office:string-value="2021-11-20 14:00:00" table:formula="of:=COM.MICROSOFT.CONCAT([.C17];[.D17];[.F17])" table:style-name="ce1">
            <text:p>2021-11-20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1 12:00:00" table:formula="of:=COM.MICROSOFT.CONCAT([.C18];[.D18];[.E18])" table:style-name="ce1">
            <text:p>2021-11-21 12:00:00</text:p>
          </table:table-cell>
          <table:table-cell office:value-type="string" office:string-value="2021-11-21 14:00:00" table:formula="of:=COM.MICROSOFT.CONCAT([.C18];[.D18];[.F18])" table:style-name="ce1">
            <text:p>2021-11-21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2 12:00:00" table:formula="of:=COM.MICROSOFT.CONCAT([.C19];[.D19];[.E19])" table:style-name="ce1">
            <text:p>2021-11-22 12:00:00</text:p>
          </table:table-cell>
          <table:table-cell office:value-type="string" office:string-value="2021-11-22 14:00:00" table:formula="of:=COM.MICROSOFT.CONCAT([.C19];[.D19];[.F19])" table:style-name="ce1">
            <text:p>2021-11-22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3 12:00:00" table:formula="of:=COM.MICROSOFT.CONCAT([.C20];[.D20];[.E20])" table:style-name="ce1">
            <text:p>2021-11-23 12:00:00</text:p>
          </table:table-cell>
          <table:table-cell office:value-type="string" office:string-value="2021-11-23 14:00:00" table:formula="of:=COM.MICROSOFT.CONCAT([.C20];[.D20];[.F20])" table:style-name="ce1">
            <text:p>2021-11-23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4 12:00:00" table:formula="of:=COM.MICROSOFT.CONCAT([.C21];[.D21];[.E21])" table:style-name="ce1">
            <text:p>2021-11-24 12:00:00</text:p>
          </table:table-cell>
          <table:table-cell office:value-type="string" office:string-value="2021-11-24 14:00:00" table:formula="of:=COM.MICROSOFT.CONCAT([.C21];[.D21];[.F21])" table:style-name="ce1">
            <text:p>2021-11-24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5 12:00:00" table:formula="of:=COM.MICROSOFT.CONCAT([.C22];[.D22];[.E22])" table:style-name="ce1">
            <text:p>2021-11-25 12:00:00</text:p>
          </table:table-cell>
          <table:table-cell office:value-type="string" office:string-value="2021-11-25 14:00:00" table:formula="of:=COM.MICROSOFT.CONCAT([.C22];[.D22];[.F22])" table:style-name="ce1">
            <text:p>2021-11-25 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30 a 15:00</text:p>
          </table:table-cell>
          <table:table-cell office:value-type="string" table:style-name="ce1">
            <text:p>PANAMERICAN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30:00" table:formula="of:=COM.MICROSOFT.CONCAT([.C23];[.D23];[.E23])" table:style-name="ce1">
            <text:p>2021-11-19 12:30:00</text:p>
          </table:table-cell>
          <table:table-cell office:value-type="string" office:string-value="2021-11-19 15:00:00" table:formula="of:=COM.MICROSOFT.CONCAT([.C23];[.D23];[.F23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30:00" table:formula="of:=COM.MICROSOFT.CONCAT([.C24];[.D24];[.E24])" table:style-name="ce1">
            <text:p>2021-11-20 12:30:00</text:p>
          </table:table-cell>
          <table:table-cell office:value-type="string" office:string-value="2021-11-20 15:00:00" table:formula="of:=COM.MICROSOFT.CONCAT([.C24];[.D24];[.F24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30:00" table:formula="of:=COM.MICROSOFT.CONCAT([.C25];[.D25];[.E25])" table:style-name="ce1">
            <text:p>2021-11-21 12:30:00</text:p>
          </table:table-cell>
          <table:table-cell office:value-type="string" office:string-value="2021-11-21 15:00:00" table:formula="of:=COM.MICROSOFT.CONCAT([.C25];[.D25];[.F25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30:00" table:formula="of:=COM.MICROSOFT.CONCAT([.C26];[.D26];[.E26])" table:style-name="ce1">
            <text:p>2021-11-22 12:30:00</text:p>
          </table:table-cell>
          <table:table-cell office:value-type="string" office:string-value="2021-11-22 15:00:00" table:formula="of:=COM.MICROSOFT.CONCAT([.C26];[.D26];[.F26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30:00" table:formula="of:=COM.MICROSOFT.CONCAT([.C27];[.D27];[.E27])" table:style-name="ce1">
            <text:p>2021-11-23 12:30:00</text:p>
          </table:table-cell>
          <table:table-cell office:value-type="string" office:string-value="2021-11-23 15:00:00" table:formula="of:=COM.MICROSOFT.CONCAT([.C27];[.D27];[.F27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30:00" table:formula="of:=COM.MICROSOFT.CONCAT([.C28];[.D28];[.E28])" table:style-name="ce1">
            <text:p>2021-11-24 12:30:00</text:p>
          </table:table-cell>
          <table:table-cell office:value-type="string" office:string-value="2021-11-24 15:00:00" table:formula="of:=COM.MICROSOFT.CONCAT([.C28];[.D28];[.F28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30:00" table:formula="of:=COM.MICROSOFT.CONCAT([.C29];[.D29];[.E29])" table:style-name="ce1">
            <text:p>2021-11-25 12:30:00</text:p>
          </table:table-cell>
          <table:table-cell office:value-type="string" office:string-value="2021-11-25 15:00:00" table:formula="of:=COM.MICROSOFT.CONCAT([.C29];[.D29];[.F29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RPP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0];[.D30];[.E30])" table:style-name="ce1">
            <text:p>2021-11-19 13:00:00</text:p>
          </table:table-cell>
          <table:table-cell office:value-type="string" office:string-value="2021-11-19 15:00:00" table:formula="of:=COM.MICROSOFT.CONCAT([.C30];[.D30];[.F30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1];[.D31];[.E31])" table:style-name="ce1">
            <text:p>2021-11-20 13:00:00</text:p>
          </table:table-cell>
          <table:table-cell office:value-type="string" office:string-value="2021-11-20 15:00:00" table:formula="of:=COM.MICROSOFT.CONCAT([.C31];[.D31];[.F31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2];[.D32];[.E32])" table:style-name="ce1">
            <text:p>2021-11-21 13:00:00</text:p>
          </table:table-cell>
          <table:table-cell office:value-type="string" office:string-value="2021-11-21 15:00:00" table:formula="of:=COM.MICROSOFT.CONCAT([.C32];[.D32];[.F32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33];[.D33];[.E33])" table:style-name="ce1">
            <text:p>2021-11-22 13:00:00</text:p>
          </table:table-cell>
          <table:table-cell office:value-type="string" office:string-value="2021-11-22 15:00:00" table:formula="of:=COM.MICROSOFT.CONCAT([.C33];[.D33];[.F33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34];[.D34];[.E34])" table:style-name="ce1">
            <text:p>2021-11-23 13:00:00</text:p>
          </table:table-cell>
          <table:table-cell office:value-type="string" office:string-value="2021-11-23 15:00:00" table:formula="of:=COM.MICROSOFT.CONCAT([.C34];[.D34];[.F34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35];[.D35];[.E35])" table:style-name="ce1">
            <text:p>2021-11-24 13:00:00</text:p>
          </table:table-cell>
          <table:table-cell office:value-type="string" office:string-value="2021-11-24 15:00:00" table:formula="of:=COM.MICROSOFT.CONCAT([.C35];[.D35];[.F35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36];[.D36];[.E36])" table:style-name="ce1">
            <text:p>2021-11-25 13:00:00</text:p>
          </table:table-cell>
          <table:table-cell office:value-type="string" office:string-value="2021-11-25 15:00:00" table:formula="of:=COM.MICROSOFT.CONCAT([.C36];[.D36];[.F36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7];[.D37];[.E37])" table:style-name="ce1">
            <text:p>2021-11-19 13:00:00</text:p>
          </table:table-cell>
          <table:table-cell office:value-type="string" office:string-value="2021-11-19 15:00:00" table:formula="of:=COM.MICROSOFT.CONCAT([.C37];[.D37];[.F37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8];[.D38];[.E38])" table:style-name="ce1">
            <text:p>2021-11-20 13:00:00</text:p>
          </table:table-cell>
          <table:table-cell office:value-type="string" office:string-value="2021-11-20 15:00:00" table:formula="of:=COM.MICROSOFT.CONCAT([.C38];[.D38];[.F38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9];[.D39];[.E39])" table:style-name="ce1">
            <text:p>2021-11-21 13:00:00</text:p>
          </table:table-cell>
          <table:table-cell office:value-type="string" office:string-value="2021-11-21 15:00:00" table:formula="of:=COM.MICROSOFT.CONCAT([.C39];[.D39];[.F39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40];[.D40];[.E40])" table:style-name="ce1">
            <text:p>2021-11-22 13:00:00</text:p>
          </table:table-cell>
          <table:table-cell office:value-type="string" office:string-value="2021-11-22 15:00:00" table:formula="of:=COM.MICROSOFT.CONCAT([.C40];[.D40];[.F40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41];[.D41];[.E41])" table:style-name="ce1">
            <text:p>2021-11-23 13:00:00</text:p>
          </table:table-cell>
          <table:table-cell office:value-type="string" office:string-value="2021-11-23 15:00:00" table:formula="of:=COM.MICROSOFT.CONCAT([.C41];[.D41];[.F41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42];[.D42];[.E42])" table:style-name="ce1">
            <text:p>2021-11-24 13:00:00</text:p>
          </table:table-cell>
          <table:table-cell office:value-type="string" office:string-value="2021-11-24 15:00:00" table:formula="of:=COM.MICROSOFT.CONCAT([.C42];[.D42];[.F42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43];[.D43];[.E43])" table:style-name="ce1">
            <text:p>2021-11-25 13:00:00</text:p>
          </table:table-cell>
          <table:table-cell office:value-type="string" office:string-value="2021-11-25 15:00:00" table:formula="of:=COM.MICROSOFT.CONCAT([.C43];[.D43];[.F43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30 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30:00" table:formula="of:=COM.MICROSOFT.CONCAT([.C44];[.D44];[.E44])" table:style-name="ce1">
            <text:p>2021-11-19 13:30:00</text:p>
          </table:table-cell>
          <table:table-cell office:value-type="string" office:string-value="2021-11-19 15:00:00" table:formula="of:=COM.MICROSOFT.CONCAT([.C44];[.D44];[.F44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30:00" table:formula="of:=COM.MICROSOFT.CONCAT([.C45];[.D45];[.E45])" table:style-name="ce1">
            <text:p>2021-11-20 13:30:00</text:p>
          </table:table-cell>
          <table:table-cell office:value-type="string" office:string-value="2021-11-20 15:00:00" table:formula="of:=COM.MICROSOFT.CONCAT([.C45];[.D45];[.F45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30:00" table:formula="of:=COM.MICROSOFT.CONCAT([.C46];[.D46];[.E46])" table:style-name="ce1">
            <text:p>2021-11-21 13:30:00</text:p>
          </table:table-cell>
          <table:table-cell office:value-type="string" office:string-value="2021-11-21 15:00:00" table:formula="of:=COM.MICROSOFT.CONCAT([.C46];[.D46];[.F46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30:00" table:formula="of:=COM.MICROSOFT.CONCAT([.C47];[.D47];[.E47])" table:style-name="ce1">
            <text:p>2021-11-22 13:30:00</text:p>
          </table:table-cell>
          <table:table-cell office:value-type="string" office:string-value="2021-11-22 15:00:00" table:formula="of:=COM.MICROSOFT.CONCAT([.C47];[.D47];[.F47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30:00" table:formula="of:=COM.MICROSOFT.CONCAT([.C48];[.D48];[.E48])" table:style-name="ce1">
            <text:p>2021-11-23 13:30:00</text:p>
          </table:table-cell>
          <table:table-cell office:value-type="string" office:string-value="2021-11-23 15:00:00" table:formula="of:=COM.MICROSOFT.CONCAT([.C48];[.D48];[.F48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30:00" table:formula="of:=COM.MICROSOFT.CONCAT([.C49];[.D49];[.E49])" table:style-name="ce1">
            <text:p>2021-11-24 13:30:00</text:p>
          </table:table-cell>
          <table:table-cell office:value-type="string" office:string-value="2021-11-24 15:00:00" table:formula="of:=COM.MICROSOFT.CONCAT([.C49];[.D49];[.F49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30:00" table:formula="of:=COM.MICROSOFT.CONCAT([.C50];[.D50];[.E50])" table:style-name="ce1">
            <text:p>2021-11-25 13:30:00</text:p>
          </table:table-cell>
          <table:table-cell office:value-type="string" office:string-value="2021-11-25 15:00:00" table:formula="of:=COM.MICROSOFT.CONCAT([.C50];[.D50];[.F50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:00 a 15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4:00:00" table:formula="of:=COM.MICROSOFT.CONCAT([.C51];[.D51];[.E51])" table:style-name="ce1">
            <text:p>2021-11-19 14:00:00</text:p>
          </table:table-cell>
          <table:table-cell office:value-type="string" office:string-value="2021-11-19 15:00:00" table:formula="of:=COM.MICROSOFT.CONCAT([.C51];[.D51];[.F51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4:00:00" table:formula="of:=COM.MICROSOFT.CONCAT([.C52];[.D52];[.E52])" table:style-name="ce1">
            <text:p>2021-11-20 14:00:00</text:p>
          </table:table-cell>
          <table:table-cell office:value-type="string" office:string-value="2021-11-20 15:00:00" table:formula="of:=COM.MICROSOFT.CONCAT([.C52];[.D52];[.F52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4:00:00" table:formula="of:=COM.MICROSOFT.CONCAT([.C53];[.D53];[.E53])" table:style-name="ce1">
            <text:p>2021-11-21 14:00:00</text:p>
          </table:table-cell>
          <table:table-cell office:value-type="string" office:string-value="2021-11-21 15:00:00" table:formula="of:=COM.MICROSOFT.CONCAT([.C53];[.D53];[.F53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4:00:00" table:formula="of:=COM.MICROSOFT.CONCAT([.C54];[.D54];[.E54])" table:style-name="ce1">
            <text:p>2021-11-22 14:00:00</text:p>
          </table:table-cell>
          <table:table-cell office:value-type="string" office:string-value="2021-11-22 15:00:00" table:formula="of:=COM.MICROSOFT.CONCAT([.C54];[.D54];[.F54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4:00:00" table:formula="of:=COM.MICROSOFT.CONCAT([.C55];[.D55];[.E55])" table:style-name="ce1">
            <text:p>2021-11-23 14:00:00</text:p>
          </table:table-cell>
          <table:table-cell office:value-type="string" office:string-value="2021-11-23 15:00:00" table:formula="of:=COM.MICROSOFT.CONCAT([.C55];[.D55];[.F55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4:00:00" table:formula="of:=COM.MICROSOFT.CONCAT([.C56];[.D56];[.E56])" table:style-name="ce1">
            <text:p>2021-11-24 14:00:00</text:p>
          </table:table-cell>
          <table:table-cell office:value-type="string" office:string-value="2021-11-24 15:00:00" table:formula="of:=COM.MICROSOFT.CONCAT([.C56];[.D56];[.F56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4:00:00" table:formula="of:=COM.MICROSOFT.CONCAT([.C57];[.D57];[.E57])" table:style-name="ce1">
            <text:p>2021-11-25 14:00:00</text:p>
          </table:table-cell>
          <table:table-cell office:value-type="string" office:string-value="2021-11-25 15:00:00" table:formula="of:=COM.MICROSOFT.CONCAT([.C57];[.D57];[.F57])" table:style-name="ce1">
            <text:p>2021-11-25 15:00:00</text:p>
          </table:table-cell>
          <table:table-cell table:number-columns-repeated="16376"/>
        </table:table-row>
        <table:table-row table:number-rows-repeated="7" table:style-name="ro1">
          <table:table-cell table:number-columns-repeated="2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66" table:style-name="ro1">
          <table:table-cell table:number-columns-repeated="2"/>
          <table:table-cell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446" table:style-name="ro1">
          <table:table-cell table:number-columns-repeated="16384"/>
        </table:table-row>
      </table:table>
      <table:table table:name="franjas2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1"/>
        <table:table-column table:style-name="co15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2">
            <text:p>date</text:p>
          </table:table-cell>
          <table:table-cell table:style-name="ce2"/>
          <table:table-cell office:value-type="string" table:style-name="ce2">
            <text:p>hora_ini</text:p>
          </table:table-cell>
          <table:table-cell office:value-type="string" table:style-name="ce2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0-3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2-10-31  05:00:00" table:formula="of:=COM.MICROSOFT.CONCAT([.C2];[.D2];[.E2])" table:style-name="ce1">
            <text:p>2022-10-31 <text:s/>05:00:00</text:p>
          </table:table-cell>
          <table:table-cell office:value-type="string" office:string-value="2022-10-31  09:00:00" table:formula="of:=COM.MICROSOFT.CONCAT([.C2];[.D2];[.F2])" table:style-name="ce1">
            <text:p>2022-10-31 <text:s/>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2-10-3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0-31  20:30:00" table:formula="of:=COM.MICROSOFT.CONCAT([.C3];[.D3];[.E3])" table:style-name="ce1">
            <text:p>2022-10-31 <text:s/>20:30:00</text:p>
          </table:table-cell>
          <table:table-cell office:value-type="string" office:string-value="2022-10-31  23:00:00" table:formula="of:=COM.MICROSOFT.CONCAT([.C3];[.D3];[.F3])" table:style-name="ce1">
            <text:p>2022-10-31 <text:s/>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2-11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1-01  20:30:00" table:formula="of:=COM.MICROSOFT.CONCAT([.C4];[.D4];[.E4])" table:style-name="ce1">
            <text:p>2022-11-01 <text:s/>20:30:00</text:p>
          </table:table-cell>
          <table:table-cell office:value-type="string" office:string-value="2022-11-01  23:00:00" table:formula="of:=COM.MICROSOFT.CONCAT([.C4];[.D4];[.F4])" table:style-name="ce1">
            <text:p>2022-11-01 <text:s/>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2-11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1-02  20:30:00" table:formula="of:=COM.MICROSOFT.CONCAT([.C5];[.D5];[.E5])" table:style-name="ce1">
            <text:p>2022-11-02 <text:s/>20:30:00</text:p>
          </table:table-cell>
          <table:table-cell office:value-type="string" office:string-value="2022-11-02  23:00:00" table:formula="of:=COM.MICROSOFT.CONCAT([.C5];[.D5];[.F5])" table:style-name="ce1">
            <text:p>2022-11-02 <text:s/>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2-11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1-03  20:30:00" table:formula="of:=COM.MICROSOFT.CONCAT([.C6];[.D6];[.E6])" table:style-name="ce1">
            <text:p>2022-11-03 <text:s/>20:30:00</text:p>
          </table:table-cell>
          <table:table-cell office:value-type="string" office:string-value="2022-11-03  23:00:00" table:formula="of:=COM.MICROSOFT.CONCAT([.C6];[.D6];[.F6])" table:style-name="ce1">
            <text:p>2022-11-03 <text:s/>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2-11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1-04  20:30:00" table:formula="of:=COM.MICROSOFT.CONCAT([.C7];[.D7];[.E7])" table:style-name="ce1">
            <text:p>2022-11-04 <text:s/>20:30:00</text:p>
          </table:table-cell>
          <table:table-cell office:value-type="string" office:string-value="2022-11-04  23:00:00" table:formula="of:=COM.MICROSOFT.CONCAT([.C7];[.D7];[.F7])" table:style-name="ce1">
            <text:p>2022-11-04 <text:s/>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0-3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2-10-31  20:40:00" table:formula="of:=COM.MICROSOFT.CONCAT([.C8];[.D8];[.E8])" table:style-name="ce1">
            <text:p>2022-10-31 <text:s/>20:40:00</text:p>
          </table:table-cell>
          <table:table-cell office:value-type="string" office:string-value="2022-10-31  21:30:00" table:formula="of:=COM.MICROSOFT.CONCAT([.C8];[.D8];[.F8])" table:style-name="ce1">
            <text:p>2022-10-31 <text:s/>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2-11-01  20:40:00" table:formula="of:=COM.MICROSOFT.CONCAT([.C9];[.D9];[.E9])" table:style-name="ce1">
            <text:p>2022-11-01 <text:s/>20:40:00</text:p>
          </table:table-cell>
          <table:table-cell office:value-type="string" office:string-value="2022-11-01  21:30:00" table:formula="of:=COM.MICROSOFT.CONCAT([.C9];[.D9];[.F9])" table:style-name="ce1">
            <text:p>2022-11-01 <text:s/>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2-11-02  20:40:00" table:formula="of:=COM.MICROSOFT.CONCAT([.C10];[.D10];[.E10])" table:style-name="ce1">
            <text:p>2022-11-02 <text:s/>20:40:00</text:p>
          </table:table-cell>
          <table:table-cell office:value-type="string" office:string-value="2022-11-02  21:30:00" table:formula="of:=COM.MICROSOFT.CONCAT([.C10];[.D10];[.F10])" table:style-name="ce1">
            <text:p>2022-11-02 <text:s/>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2-11-03  20:40:00" table:formula="of:=COM.MICROSOFT.CONCAT([.C11];[.D11];[.E11])" table:style-name="ce1">
            <text:p>2022-11-03 <text:s/>20:40:00</text:p>
          </table:table-cell>
          <table:table-cell office:value-type="string" office:string-value="2022-11-03  21:30:00" table:formula="of:=COM.MICROSOFT.CONCAT([.C11];[.D11];[.F11])" table:style-name="ce1">
            <text:p>2022-11-03 <text:s/>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2-11-04  20:40:00" table:formula="of:=COM.MICROSOFT.CONCAT([.C12];[.D12];[.E12])" table:style-name="ce1">
            <text:p>2022-11-04 <text:s/>20:40:00</text:p>
          </table:table-cell>
          <table:table-cell office:value-type="string" office:string-value="2022-11-04  21:30:00" table:formula="of:=COM.MICROSOFT.CONCAT([.C12];[.D12];[.F12])" table:style-name="ce1">
            <text:p>2022-11-04 <text:s/>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2-10-3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0-31  21:45:00" table:formula="of:=COM.MICROSOFT.CONCAT([.C13];[.D13];[.E13])" table:style-name="ce1">
            <text:p>2022-10-31 <text:s/>21:45:00</text:p>
          </table:table-cell>
          <table:table-cell office:value-type="string" office:string-value="2022-10-31  23:00:00" table:formula="of:=COM.MICROSOFT.CONCAT([.C13];[.D13];[.F13])" table:style-name="ce1">
            <text:p>2022-10-31 <text:s/>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2-11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1-01  21:45:00" table:formula="of:=COM.MICROSOFT.CONCAT([.C14];[.D14];[.E14])" table:style-name="ce1">
            <text:p>2022-11-01 <text:s/>21:45:00</text:p>
          </table:table-cell>
          <table:table-cell office:value-type="string" office:string-value="2022-11-01  23:00:00" table:formula="of:=COM.MICROSOFT.CONCAT([.C14];[.D14];[.F14])" table:style-name="ce1">
            <text:p>2022-11-01 <text:s/>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2-11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1-02  21:45:00" table:formula="of:=COM.MICROSOFT.CONCAT([.C15];[.D15];[.E15])" table:style-name="ce1">
            <text:p>2022-11-02 <text:s/>21:45:00</text:p>
          </table:table-cell>
          <table:table-cell office:value-type="string" office:string-value="2022-11-02  23:00:00" table:formula="of:=COM.MICROSOFT.CONCAT([.C15];[.D15];[.F15])" table:style-name="ce1">
            <text:p>2022-11-02 <text:s/>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2-11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1-03  21:45:00" table:formula="of:=COM.MICROSOFT.CONCAT([.C16];[.D16];[.E16])" table:style-name="ce1">
            <text:p>2022-11-03 <text:s/>21:45:00</text:p>
          </table:table-cell>
          <table:table-cell office:value-type="string" office:string-value="2022-11-03  23:00:00" table:formula="of:=COM.MICROSOFT.CONCAT([.C16];[.D16];[.F16])" table:style-name="ce1">
            <text:p>2022-11-03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1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1-04  21:45:00" table:formula="of:=COM.MICROSOFT.CONCAT([.C17];[.D17];[.E17])" table:style-name="ce1">
            <text:p>2022-11-04 <text:s/>21:45:00</text:p>
          </table:table-cell>
          <table:table-cell office:value-type="string" office:string-value="2022-11-04  23:00:00" table:formula="of:=COM.MICROSOFT.CONCAT([.C17];[.D17];[.F17])" table:style-name="ce1">
            <text:p>2022-11-04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1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2-11-01  15:00:00" table:formula="of:=COM.MICROSOFT.CONCAT([.C18];[.D18];[.E18])" table:style-name="ce1">
            <text:p>2022-11-01 <text:s/>15:00:00</text:p>
          </table:table-cell>
          <table:table-cell office:value-type="string" office:string-value="2022-11-01  17:00:00" table:formula="of:=COM.MICROSOFT.CONCAT([.C18];[.D18];[.F18])" table:style-name="ce1">
            <text:p>2022-11-01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4</text:p>
          </table:table-cell>
          <table:table-cell office:value-type="string" table:style-name="ce2">
            <text:p>2022-11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2-11-01  15:00:00" table:formula="of:=COM.MICROSOFT.CONCAT([.C19];[.D19];[.E19])" table:style-name="ce1">
            <text:p>2022-11-01 <text:s/>15:00:00</text:p>
          </table:table-cell>
          <table:table-cell office:value-type="string" office:string-value="2022-11-01  17:00:00" table:formula="of:=COM.MICROSOFT.CONCAT([.C19];[.D19];[.F19])" table:style-name="ce1">
            <text:p>2022-11-01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1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45:00</text:p>
          </table:table-cell>
          <table:table-cell office:value-type="string" table:style-name="ce2">
            <text:p>14:45:00</text:p>
          </table:table-cell>
          <table:table-cell office:value-type="string" office:string-value="2022-11-02  12:45:00" table:formula="of:=COM.MICROSOFT.CONCAT([.C20];[.D20];[.E20])" table:style-name="ce1">
            <text:p>2022-11-02 <text:s/>12:45:00</text:p>
          </table:table-cell>
          <table:table-cell office:value-type="string" office:string-value="2022-11-02  14:45:00" table:formula="of:=COM.MICROSOFT.CONCAT([.C20];[.D20];[.F20])" table:style-name="ce1">
            <text:p>2022-11-02 <text:s/>14:4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1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2-11-02  15:00:00" table:formula="of:=COM.MICROSOFT.CONCAT([.C21];[.D21];[.E21])" table:style-name="ce1">
            <text:p>2022-11-02 <text:s/>15:00:00</text:p>
          </table:table-cell>
          <table:table-cell office:value-type="string" office:string-value="2022-11-02  17:00:00" table:formula="of:=COM.MICROSOFT.CONCAT([.C21];[.D21];[.F21])" table:style-name="ce1">
            <text:p>2022-11-02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4</text:p>
          </table:table-cell>
          <table:table-cell office:value-type="string" table:style-name="ce2">
            <text:p>2022-11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2-11-02  15:00:00" table:formula="of:=COM.MICROSOFT.CONCAT([.C22];[.D22];[.E22])" table:style-name="ce1">
            <text:p>2022-11-02 <text:s/>15:00:00</text:p>
          </table:table-cell>
          <table:table-cell office:value-type="string" office:string-value="2022-11-02  17:00:00" table:formula="of:=COM.MICROSOFT.CONCAT([.C22];[.D22];[.F22])" table:style-name="ce1">
            <text:p>2022-11-02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GOLPERU HD</text:p>
          </table:table-cell>
          <table:table-cell office:value-type="string" table:style-name="ce2">
            <text:p>2022-11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2-11-02  15:00:00" table:formula="of:=COM.MICROSOFT.CONCAT([.C23];[.D23];[.E23])" table:style-name="ce1">
            <text:p>2022-11-02 <text:s/>15:00:00</text:p>
          </table:table-cell>
          <table:table-cell office:value-type="string" office:string-value="2022-11-02  17:00:00" table:formula="of:=COM.MICROSOFT.CONCAT([.C23];[.D23];[.F23])" table:style-name="ce1">
            <text:p>2022-11-02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2</text:p>
          </table:table-cell>
          <table:table-cell office:value-type="string" table:style-name="ce2">
            <text:p>2022-11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45:00</text:p>
          </table:table-cell>
          <table:table-cell office:value-type="string" table:style-name="ce2">
            <text:p>14:45:00</text:p>
          </table:table-cell>
          <table:table-cell office:value-type="string" office:string-value="2022-11-03  12:45:00" table:formula="of:=COM.MICROSOFT.CONCAT([.C24];[.D24];[.E24])" table:style-name="ce1">
            <text:p>2022-11-03 <text:s/>12:45:00</text:p>
          </table:table-cell>
          <table:table-cell office:value-type="string" office:string-value="2022-11-03  14:45:00" table:formula="of:=COM.MICROSOFT.CONCAT([.C24];[.D24];[.F24])" table:style-name="ce1">
            <text:p>2022-11-03 <text:s/>14:4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1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2-11-03  15:00:00" table:formula="of:=COM.MICROSOFT.CONCAT([.C25];[.D25];[.E25])" table:style-name="ce1">
            <text:p>2022-11-03 <text:s/>15:00:00</text:p>
          </table:table-cell>
          <table:table-cell office:value-type="string" office:string-value="2022-11-03  17:00:00" table:formula="of:=COM.MICROSOFT.CONCAT([.C25];[.D25];[.F25])" table:style-name="ce1">
            <text:p>2022-11-03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1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0:00:00</text:p>
          </table:table-cell>
          <table:table-cell office:value-type="string" table:style-name="ce2">
            <text:p>12:00:00</text:p>
          </table:table-cell>
          <table:table-cell office:value-type="string" office:string-value="2022-11-05  10:00:00" table:formula="of:=COM.MICROSOFT.CONCAT([.C26];[.D26];[.E26])" table:style-name="ce1">
            <text:p>2022-11-05 <text:s/>10:00:00</text:p>
          </table:table-cell>
          <table:table-cell office:value-type="string" office:string-value="2022-11-05  12:00:00" table:formula="of:=COM.MICROSOFT.CONCAT([.C26];[.D26];[.F26])" table:style-name="ce1">
            <text:p>2022-11-05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1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2-11-05  15:00:00" table:formula="of:=COM.MICROSOFT.CONCAT([.C27];[.D27];[.E27])" table:style-name="ce1">
            <text:p>2022-11-05 <text:s/>15:00:00</text:p>
          </table:table-cell>
          <table:table-cell office:value-type="string" office:string-value="2022-11-05  17:00:00" table:formula="of:=COM.MICROSOFT.CONCAT([.C27];[.D27];[.F27])" table:style-name="ce1">
            <text:p>2022-11-05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2-11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30:00</text:p>
          </table:table-cell>
          <table:table-cell office:value-type="string" table:style-name="ce2">
            <text:p>22:00:00</text:p>
          </table:table-cell>
          <table:table-cell office:value-type="string" office:string-value="2022-11-05  11:30:00" table:formula="of:=COM.MICROSOFT.CONCAT([.C28];[.D28];[.E28])" table:style-name="ce1">
            <text:p>2022-11-05 <text:s/>11:30:00</text:p>
          </table:table-cell>
          <table:table-cell office:value-type="string" office:string-value="2022-11-05  22:00:00" table:formula="of:=COM.MICROSOFT.CONCAT([.C28];[.D28];[.F28])" table:style-name="ce1">
            <text:p>2022-11-05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 HD</text:p>
          </table:table-cell>
          <table:table-cell office:value-type="string" table:style-name="ce2">
            <text:p>2022-11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3:30:00</text:p>
          </table:table-cell>
          <table:table-cell office:value-type="string" office:string-value="2022-11-05  18:30:00" table:formula="of:=COM.MICROSOFT.CONCAT([.C29];[.D29];[.E29])" table:style-name="ce1">
            <text:p>2022-11-05 <text:s/>18:30:00</text:p>
          </table:table-cell>
          <table:table-cell office:value-type="string" office:string-value="2022-11-05  23:30:00" table:formula="of:=COM.MICROSOFT.CONCAT([.C29];[.D29];[.F29])" table:style-name="ce1">
            <text:p>2022-11-05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1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30:00</text:p>
          </table:table-cell>
          <table:table-cell office:value-type="string" table:style-name="ce2">
            <text:p>23:59:00</text:p>
          </table:table-cell>
          <table:table-cell office:value-type="string" office:string-value="2022-11-05  22:30:00" table:formula="of:=COM.MICROSOFT.CONCAT([.C30];[.D30];[.E30])" table:style-name="ce1">
            <text:p>2022-11-05 <text:s/>22:30:00</text:p>
          </table:table-cell>
          <table:table-cell office:value-type="string" office:string-value="2022-11-05  23:59:00" table:formula="of:=COM.MICROSOFT.CONCAT([.C30];[.D30];[.F30])" table:style-name="ce1">
            <text:p>2022-11-05 <text:s/>23:59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1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3:00:00</text:p>
          </table:table-cell>
          <table:table-cell office:value-type="string" table:style-name="ce2">
            <text:p>23:59:59</text:p>
          </table:table-cell>
          <table:table-cell office:value-type="string" office:string-value="2022-11-05  23:00:00" table:formula="of:=COM.MICROSOFT.CONCAT([.C31];[.D31];[.E31])" table:style-name="ce1">
            <text:p>2022-11-05 <text:s/>23:00:00</text:p>
          </table:table-cell>
          <table:table-cell office:value-type="string" office:string-value="2022-11-05  23:59:59" table:formula="of:=COM.MICROSOFT.CONCAT([.C31];[.D31];[.F31])" table:style-name="ce1">
            <text:p>2022-11-05 <text:s/>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1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2-11-05  19:00:00" table:formula="of:=COM.MICROSOFT.CONCAT([.C32];[.D32];[.E32])" table:style-name="ce1">
            <text:p>2022-11-05 <text:s/>19:00:00</text:p>
          </table:table-cell>
          <table:table-cell office:value-type="string" office:string-value="2022-11-05  21:00:00" table:formula="of:=COM.MICROSOFT.CONCAT([.C32];[.D32];[.F32])" table:style-name="ce1">
            <text:p>2022-11-05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1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1-05  20:30:00" table:formula="of:=COM.MICROSOFT.CONCAT([.C33];[.D33];[.E33])" table:style-name="ce1">
            <text:p>2022-11-05 <text:s/>20:30:00</text:p>
          </table:table-cell>
          <table:table-cell office:value-type="string" office:string-value="2022-11-05  23:00:00" table:formula="of:=COM.MICROSOFT.CONCAT([.C33];[.D33];[.F33])" table:style-name="ce1">
            <text:p>2022-11-05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1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30:00</text:p>
          </table:table-cell>
          <table:table-cell office:value-type="string" office:string-value="2022-11-05  21:00:00" table:formula="of:=COM.MICROSOFT.CONCAT([.C34];[.D34];[.E34])" table:style-name="ce1">
            <text:p>2022-11-05 <text:s/>21:00:00</text:p>
          </table:table-cell>
          <table:table-cell office:value-type="string" office:string-value="2022-11-05  23:30:00" table:formula="of:=COM.MICROSOFT.CONCAT([.C34];[.D34];[.F34])" table:style-name="ce1">
            <text:p>2022-11-05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GOLPERU</text:p>
          </table:table-cell>
          <table:table-cell office:value-type="string" table:style-name="ce2">
            <text:p>2022-11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2-11-06  15:00:00" table:formula="of:=COM.MICROSOFT.CONCAT([.C35];[.D35];[.E35])" table:style-name="ce1">
            <text:p>2022-11-06 <text:s/>15:00:00</text:p>
          </table:table-cell>
          <table:table-cell office:value-type="string" office:string-value="2022-11-06  17:00:00" table:formula="of:=COM.MICROSOFT.CONCAT([.C35];[.D35];[.F35])" table:style-name="ce1">
            <text:p>2022-11-06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1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7:00:00</text:p>
          </table:table-cell>
          <table:table-cell office:value-type="string" table:style-name="ce2">
            <text:p>09:00:00</text:p>
          </table:table-cell>
          <table:table-cell office:value-type="string" office:string-value="2022-11-06  07:00:00" table:formula="of:=COM.MICROSOFT.CONCAT([.C36];[.D36];[.E36])" table:style-name="ce1">
            <text:p>2022-11-06 <text:s/>07:00:00</text:p>
          </table:table-cell>
          <table:table-cell office:value-type="string" office:string-value="2022-11-06  09:00:00" table:formula="of:=COM.MICROSOFT.CONCAT([.C36];[.D36];[.F36])" table:style-name="ce1">
            <text:p>2022-11-06 <text:s/>0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1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30:00</text:p>
          </table:table-cell>
          <table:table-cell office:value-type="string" table:style-name="ce2">
            <text:p>13:30:00</text:p>
          </table:table-cell>
          <table:table-cell office:value-type="string" office:string-value="2022-11-06  11:30:00" table:formula="of:=COM.MICROSOFT.CONCAT([.C37];[.D37];[.E37])" table:style-name="ce1">
            <text:p>2022-11-06 <text:s/>11:30:00</text:p>
          </table:table-cell>
          <table:table-cell office:value-type="string" office:string-value="2022-11-06  13:30:00" table:formula="of:=COM.MICROSOFT.CONCAT([.C37];[.D37];[.F37])" table:style-name="ce1">
            <text:p>2022-11-06 <text:s/>1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2</text:p>
          </table:table-cell>
          <table:table-cell office:value-type="string" table:style-name="ce2">
            <text:p>2022-11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6:45:00</text:p>
          </table:table-cell>
          <table:table-cell office:value-type="string" office:string-value="2022-11-06  14:45:00" table:formula="of:=COM.MICROSOFT.CONCAT([.C38];[.D38];[.E38])" table:style-name="ce1">
            <text:p>2022-11-06 <text:s/>14:45:00</text:p>
          </table:table-cell>
          <table:table-cell office:value-type="string" office:string-value="2022-11-06  16:45:00" table:formula="of:=COM.MICROSOFT.CONCAT([.C38];[.D38];[.F38])" table:style-name="ce1">
            <text:p>2022-11-06 <text:s/>16:4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1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2-11-06  15:00:00" table:formula="of:=COM.MICROSOFT.CONCAT([.C39];[.D39];[.E39])" table:style-name="ce1">
            <text:p>2022-11-06 <text:s/>15:00:00</text:p>
          </table:table-cell>
          <table:table-cell office:value-type="string" office:string-value="2022-11-06  17:00:00" table:formula="of:=COM.MICROSOFT.CONCAT([.C39];[.D39];[.F39])" table:style-name="ce1">
            <text:p>2022-11-06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NT HD</text:p>
          </table:table-cell>
          <table:table-cell office:value-type="string" table:style-name="ce2">
            <text:p>2022-11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50:00</text:p>
          </table:table-cell>
          <table:table-cell office:value-type="string" office:string-value="2022-11-06  20:00:00" table:formula="of:=COM.MICROSOFT.CONCAT([.C40];[.D40];[.E40])" table:style-name="ce1">
            <text:p>2022-11-06 <text:s/>20:00:00</text:p>
          </table:table-cell>
          <table:table-cell office:value-type="string" office:string-value="2022-11-06  22:50:00" table:formula="of:=COM.MICROSOFT.CONCAT([.C40];[.D40];[.F40])" table:style-name="ce1">
            <text:p>2022-11-06 <text:s/>22:5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RAMOUNT HD</text:p>
          </table:table-cell>
          <table:table-cell office:value-type="string" table:style-name="ce2">
            <text:p>2022-11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45:00</text:p>
          </table:table-cell>
          <table:table-cell office:value-type="string" table:style-name="ce2">
            <text:p>22:30:00</text:p>
          </table:table-cell>
          <table:table-cell office:value-type="string" office:string-value="2022-11-06  19:45:00" table:formula="of:=COM.MICROSOFT.CONCAT([.C41];[.D41];[.E41])" table:style-name="ce1">
            <text:p>2022-11-06 <text:s/>19:45:00</text:p>
          </table:table-cell>
          <table:table-cell office:value-type="string" office:string-value="2022-11-06  22:30:00" table:formula="of:=COM.MICROSOFT.CONCAT([.C41];[.D41];[.F41])" table:style-name="ce1">
            <text:p>2022-11-06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TAR CHANNEL HD</text:p>
          </table:table-cell>
          <table:table-cell office:value-type="string" table:style-name="ce2">
            <text:p>2022-11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2-11-06  19:00:00" table:formula="of:=COM.MICROSOFT.CONCAT([.C42];[.D42];[.E42])" table:style-name="ce1">
            <text:p>2022-11-06 <text:s/>19:00:00</text:p>
          </table:table-cell>
          <table:table-cell office:value-type="string" office:string-value="2022-11-06  21:00:00" table:formula="of:=COM.MICROSOFT.CONCAT([.C42];[.D42];[.F42])" table:style-name="ce1">
            <text:p>2022-11-06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2-11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23:59:00</text:p>
          </table:table-cell>
          <table:table-cell office:value-type="string" office:string-value="2022-11-06  09:00:00" table:formula="of:=COM.MICROSOFT.CONCAT([.C43];[.D43];[.E43])" table:style-name="ce1">
            <text:p>2022-11-06 <text:s/>09:00:00</text:p>
          </table:table-cell>
          <table:table-cell office:value-type="string" office:string-value="2022-11-06  23:59:00" table:formula="of:=COM.MICROSOFT.CONCAT([.C43];[.D43];[.F43])" table:style-name="ce1">
            <text:p>2022-11-06 <text:s/>23:59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1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2-11-06  20:00:00" table:formula="of:=COM.MICROSOFT.CONCAT([.C44];[.D44];[.E44])" table:style-name="ce1">
            <text:p>2022-11-06 <text:s/>20:00:00</text:p>
          </table:table-cell>
          <table:table-cell office:value-type="string" office:string-value="2022-11-06  22:00:00" table:formula="of:=COM.MICROSOFT.CONCAT([.C44];[.D44];[.F44])" table:style-name="ce1">
            <text:p>2022-11-06 <text:s/>22:00:00</text:p>
          </table:table-cell>
          <table:table-cell table:number-columns-repeated="16376"/>
        </table:table-row>
        <table:table-row table:number-rows-repeated="1048532" table:style-name="ro1">
          <table:table-cell table:number-columns-repeated="16384"/>
        </table:table-row>
      </table:table>
      <table:table table:name="Hoja3" table:style-name="ta1">
        <table:table-column table:style-name="co13" table:number-columns-repeated="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3">
            <text:p>América Cinescape 11 am</text:p>
          </table:table-cell>
          <table:table-cell office:value-type="string" table:style-name="ce3">
            <text:p>AMERICA TELEVISION HD</text:p>
          </table:table-cell>
          <table:table-cell office:value-type="string" table:style-name="ce4">
            <text:p>2021-09-11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11:00:00</text:p>
          </table:table-cell>
          <table:table-cell office:value-type="string" table:style-name="ce4">
            <text:p>13:00:00</text:p>
          </table:table-cell>
          <table:table-cell office:value-type="string" table:style-name="ce4">
            <text:p>2021-09-11 11:00:00</text:p>
          </table:table-cell>
          <table:table-cell office:value-type="string" table:style-name="ce4">
            <text:p>2021-09-11 13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mérica El reventonazo de la Chola 7 pm</text:p>
          </table:table-cell>
          <table:table-cell office:value-type="string" table:style-name="ce3">
            <text:p>AMERICA TELEVISION HD</text:p>
          </table:table-cell>
          <table:table-cell office:value-type="string" table:style-name="ce4">
            <text:p>2021-09-11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3:00:00</text:p>
          </table:table-cell>
          <table:table-cell office:value-type="string" table:style-name="ce4">
            <text:p>2021-09-11 19:00:00</text:p>
          </table:table-cell>
          <table:table-cell office:value-type="string" table:style-name="ce4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TV JB en ATV 8:00 p.m.</text:p>
          </table:table-cell>
          <table:table-cell office:value-type="string" table:style-name="ce3">
            <text:p>ATV HD</text:p>
          </table:table-cell>
          <table:table-cell office:value-type="string" table:style-name="ce4">
            <text:p>2021-09-11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20:00:00</text:p>
          </table:table-cell>
          <table:table-cell office:value-type="string" table:style-name="ce4">
            <text:p>22:00:00</text:p>
          </table:table-cell>
          <table:table-cell office:value-type="string" table:style-name="ce4">
            <text:p>2021-09-11 20:00:00</text:p>
          </table:table-cell>
          <table:table-cell office:value-type="string" table:style-name="ce4">
            <text:p>2021-09-11 22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mérica Reinas del Show 9:00 p.m.</text:p>
          </table:table-cell>
          <table:table-cell office:value-type="string" table:style-name="ce3">
            <text:p>AMERICA TELEVISION HD</text:p>
          </table:table-cell>
          <table:table-cell office:value-type="string" table:style-name="ce4">
            <text:p>2021-09-11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21:00:00</text:p>
          </table:table-cell>
          <table:table-cell office:value-type="string" table:style-name="ce4">
            <text:p>23:00:00</text:p>
          </table:table-cell>
          <table:table-cell office:value-type="string" table:style-name="ce4">
            <text:p>2021-09-11 21:00:00</text:p>
          </table:table-cell>
          <table:table-cell office:value-type="string" table:style-name="ce4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atina HD La Voz Senior 8:30pm</text:p>
          </table:table-cell>
          <table:table-cell office:value-type="string" table:style-name="ce3">
            <text:p>LATINA HD</text:p>
          </table:table-cell>
          <table:table-cell office:value-type="string" table:style-name="ce4">
            <text:p>2021-09-11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20:30:00</text:p>
          </table:table-cell>
          <table:table-cell office:value-type="string" table:style-name="ce4">
            <text:p>22:30:00</text:p>
          </table:table-cell>
          <table:table-cell office:value-type="string" table:style-name="ce4">
            <text:p>2021-09-11 20:30:00</text:p>
          </table:table-cell>
          <table:table-cell office:value-type="string" table:style-name="ce4">
            <text:p>2021-09-11 22:3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mérica TV Mi mamá cocina mejor que la tuya5:30 p.m.</text:p>
          </table:table-cell>
          <table:table-cell office:value-type="string" table:style-name="ce3">
            <text:p>AMERICA TELEVISION HD</text:p>
          </table:table-cell>
          <table:table-cell office:value-type="string" table:style-name="ce4">
            <text:p>2021-09-12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17:30:00</text:p>
          </table:table-cell>
          <table:table-cell office:value-type="string" table:style-name="ce4">
            <text:p>19:30:00</text:p>
          </table:table-cell>
          <table:table-cell office:value-type="string" table:style-name="ce4">
            <text:p>2021-09-12 17:30:00</text:p>
          </table:table-cell>
          <table:table-cell office:value-type="string" table:style-name="ce4">
            <text:p>2021-09-12 19:3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Mdeportes El fuera de Lista 8:30 p.m.</text:p>
          </table:table-cell>
          <table:table-cell office:value-type="string" table:style-name="ce3">
            <text:p>M DEPORTES HD</text:p>
          </table:table-cell>
          <table:table-cell office:value-type="string" table:style-name="ce4">
            <text:p>2021-09-12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20:30:00</text:p>
          </table:table-cell>
          <table:table-cell office:value-type="string" table:style-name="ce4">
            <text:p>22:30:00</text:p>
          </table:table-cell>
          <table:table-cell office:value-type="string" table:style-name="ce4">
            <text:p>2021-09-12 20:30:00</text:p>
          </table:table-cell>
          <table:table-cell office:value-type="string" table:style-name="ce4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TV Nunca Más 8:30 p.m.</text:p>
          </table:table-cell>
          <table:table-cell office:value-type="string" table:style-name="ce3">
            <text:p>ATV HD</text:p>
          </table:table-cell>
          <table:table-cell office:value-type="string" table:style-name="ce4">
            <text:p>2021-09-12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20:30:00</text:p>
          </table:table-cell>
          <table:table-cell office:value-type="string" table:style-name="ce4">
            <text:p>22:30:00</text:p>
          </table:table-cell>
          <table:table-cell office:value-type="string" table:style-name="ce4">
            <text:p>2021-09-12 20:30:00</text:p>
          </table:table-cell>
          <table:table-cell office:value-type="string" table:style-name="ce4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Mplus Jamás Perfectas 9:00 p.m.</text:p>
          </table:table-cell>
          <table:table-cell office:value-type="string" table:style-name="ce3">
            <text:p>M PLUS HD</text:p>
          </table:table-cell>
          <table:table-cell office:value-type="string" table:style-name="ce4">
            <text:p>2021-09-12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21:00:00</text:p>
          </table:table-cell>
          <table:table-cell office:value-type="string" table:style-name="ce4">
            <text:p>23:00:00</text:p>
          </table:table-cell>
          <table:table-cell office:value-type="string" table:style-name="ce4">
            <text:p>2021-09-12 21:00:00</text:p>
          </table:table-cell>
          <table:table-cell office:value-type="string" table:style-name="ce4">
            <text:p>2021-09-12 23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Mdeportes Después de Todo 10:00 p.m.</text:p>
          </table:table-cell>
          <table:table-cell office:value-type="string" table:style-name="ce3">
            <text:p>M DEPORTES HD</text:p>
          </table:table-cell>
          <table:table-cell office:value-type="string" table:style-name="ce4">
            <text:p>2021-09-12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22:00:00</text:p>
          </table:table-cell>
          <table:table-cell office:value-type="string" table:style-name="ce4">
            <text:p>23:59:59</text:p>
          </table:table-cell>
          <table:table-cell office:value-type="string" table:style-name="ce4">
            <text:p>2021-09-12 22:00:00</text:p>
          </table:table-cell>
          <table:table-cell office:value-type="string" table:style-name="ce4">
            <text:p>2021-09-12 23:59:59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Walter Jesus Rivera Salcedo</dc:creator>
    <dc:date>2022-11-08T22:04:41Z</dc:date>
    <meta:editing-cycles>40</meta:editing-cycles>
    <meta:editing-duration>PT44355S</meta:editing-duration>
  </office:meta>
</office:document-meta>
</file>